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8969"/>
    </style:style>
    <style:style style:name="P2" style:family="paragraph" style:parent-style-name="Standard">
      <style:text-properties style:font-name="Liberation Serif" fo:font-size="12pt"/>
    </style:style>
    <style:style style:name="P3" style:family="paragraph" style:parent-style-name="Standard">
      <style:text-properties officeooo:rsid="0017f4ef" officeooo:paragraph-rsid="0017f4ef"/>
    </style:style>
    <style:style style:name="P4"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2pt"/>
    </style:style>
    <style:style style:name="P5" style:family="paragraph" style:parent-style-name="Standard">
      <style:text-properties style:text-position="0% 100%" officeooo:rsid="00109a8c" officeooo:paragraph-rsid="00109a8c"/>
    </style:style>
    <style:style style:name="P6" style:family="paragraph" style:parent-style-name="Standard">
      <style:text-properties style:text-position="0% 100%" officeooo:paragraph-rsid="000d8969"/>
    </style:style>
    <style:style style:name="P7" style:family="paragraph" style:parent-style-name="Standard">
      <style:text-properties style:text-position="0% 100%" officeooo:rsid="000d8969" officeooo:paragraph-rsid="000d8969"/>
    </style:style>
    <style:style style:name="P8" style:family="paragraph" style:parent-style-name="Standard" style:list-style-name="L1">
      <style:text-properties officeooo:paragraph-rsid="001257c1"/>
    </style:style>
    <style:style style:name="P9" style:family="paragraph" style:parent-style-name="Standard" style:list-style-name="L1">
      <style:text-properties officeooo:rsid="00109a8c" officeooo:paragraph-rsid="00109a8c"/>
    </style:style>
    <style:style style:name="P10" style:family="paragraph" style:parent-style-name="Standard" style:list-style-name="L1">
      <style:text-properties officeooo:rsid="001882d0" officeooo:paragraph-rsid="001882d0"/>
    </style:style>
    <style:style style:name="T1" style:family="text">
      <style:text-properties style:text-position="0% 100%"/>
    </style:style>
    <style:style style:name="T2" style:family="text">
      <style:text-properties style:text-position="0% 100%" officeooo:rsid="000d8969"/>
    </style:style>
    <style:style style:name="T3" style:family="text">
      <style:text-properties style:text-position="0% 100%" officeooo:rsid="00109a8c"/>
    </style:style>
    <style:style style:name="T4" style:family="text">
      <style:text-properties style:text-position="0% 100%" officeooo:rsid="001257c1"/>
    </style:style>
    <style:style style:name="T5" style:family="text">
      <style:text-properties style:text-position="0% 100%" officeooo:rsid="001415fd"/>
    </style:style>
    <style:style style:name="T6" style:family="text">
      <style:text-properties style:text-position="0% 100%" officeooo:rsid="0014cbfe"/>
    </style:style>
    <style:style style:name="T7" style:family="text">
      <style:text-properties style:text-position="0% 100%" officeooo:rsid="001620f3"/>
    </style:style>
    <style:style style:name="T8" style:family="text">
      <style:text-properties style:text-position="0% 100%" officeooo:rsid="001774a5"/>
    </style:style>
    <style:style style:name="T9" style:family="text">
      <style:text-properties style:text-position="0% 100%" officeooo:rsid="0017f4ef"/>
    </style:style>
    <style:style style:name="T10" style:family="text">
      <style:text-properties style:text-position="0% 100%" officeooo:rsid="001882d0"/>
    </style:style>
    <style:style style:name="T11" style:family="text">
      <style:text-properties fo:font-style="italic" style:font-style-asian="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mments:</text:p>
      <text:p text:style-name="P5"/>
      <text:list xml:id="list3143952480" text:style-name="L1">
        <text:list-item>
          <text:p text:style-name="P10"><text:span text:style-name="T1">The folder “Material_parameters” is a working directory to extract material parameters. The value of the material parameters obtained should be included in the corresponding Excel file in the “3THBTSC” directory so that Jupyter-Notebook can easily find them.</text:span></text:p>
        </text:list-item>
        <text:list-item>
          <text:p text:style-name="P9"><text:span text:style-name="T1">Data for the absorption coefficients are not always available for all the spectral range. We want to have data tabulated </text:span><text:span text:style-name="T9">at least </text:span><text:span text:style-name="T1">up to 4 eV. </text:span><text:span text:style-name="T9">To this end</text:span><text:span text:style-name="T1">, the last value known is assigned <text:s/>to photon energies of 4 eV </text:span><text:span text:style-name="T9">when the latest is not available</text:span><text:span text:style-name="T1">. </text:span><text:span text:style-name="T4">We have also set the photon energy at which we consider the absorption coefficient to be zero. Take into account that the absorption coefficient we have to model here is the one that creates electron-hole pairs and not the one related to parasitic absorption such us free carrier absorption</text:span></text:p>
        </text:list-item>
        <text:list-item>
          <text:p text:style-name="P8"><text:span text:style-name="T4">For the digitalization of the plots, </text:span><text:span text:style-name="T9">when necessary,</text:span><text:span text:style-name="T4"> we have used Engauge digitizer (</text:span><text:a xlink:type="simple" xlink:href="http://markummitchell.github.io/engauge-digitizer/" text:style-name="Internet_20_link" text:visited-style-name="Visited_20_Internet_20_Link"><text:span text:style-name="T1">http://markummitchell.github.io/engauge-digitizer/</text:span></text:a><text:span text:style-name="T4">)</text:span></text:p>
        </text:list-item>
      </text:list>
      <text:p text:style-name="P3"><text:span text:style-name="T4"><text:tab/></text:span><text:span text:style-name="T1">Digitized files are also included in the directory (extension dig)</text:span></text:p>
      <text:p text:style-name="P6"/>
      <text:p text:style-name="P1"><text:reference-mark-start text:name="ADDIN CSL_CITATION {&quot;citationItems&quot;: [{&quot;id&quot;: &quot;ITEM-1&quot;, &quot;itemData&quot;: {&quot;DOI&quot;: &quot;10.1063/1.321330&quot;, &quot;ISSN&quot;: &quot;00218979&quot;, &quot;abstract&quot;: &quot;The absorption coefficient \u03b1 for GaAs at room temperature was determined in the spectral range from 1.3 to 1.6 eV by transmission measurements for 10\u2264\u03b1\u2264103 cm-1 and by a Kramers-Kronig analysis of the reflectance for \u03b1\u2273103 cm-1. Measurements were made on high-purity n-type samples, n-type samples with free-electron concentrations from 5\u00d71016 to 6.7\u00d710 18 cm-3, p-type samples with free-hole concentrations from 1.5\u00d71016 to 1.6\u00d71019 cm-3, and p-type samples heavily doped with the amphoteric impurity Si. These data show that near the direct energy gap Eg the shape of the \u03b1-vs-photon-energy curve is strongly dependent on the impurity concentration.&quot;, &quot;author&quot;: [{&quot;dropping-particle&quot;: &quot;&quot;, &quot;family&quot;: &quot;Casey&quot;, &quot;given&quot;: &quot;H. C.&quot;, &quot;non-dropping-particle&quot;: &quot;&quot;, &quot;parse-names&quot;: false, &quot;suffix&quot;: &quot;&quot;}, {&quot;dropping-particle&quot;: &quot;&quot;, &quot;family&quot;: &quot;Sell&quot;, &quot;given&quot;: &quot;D. D.&quot;, &quot;non-dropping-particle&quot;: &quot;&quot;, &quot;parse-names&quot;: false, &quot;suffix&quot;: &quot;&quot;}, {&quot;dropping-particle&quot;: &quot;&quot;, &quot;family&quot;: &quot;Wecht&quot;, &quot;given&quot;: &quot;K. W.&quot;, &quot;non-dropping-particle&quot;: &quot;&quot;, &quot;parse-names&quot;: false, &quot;suffix&quot;: &quot;&quot;}], &quot;container-title&quot;: &quot;Journal of Applied Physics&quot;, &quot;id&quot;: &quot;ITEM-1&quot;, &quot;issue&quot;: &quot;1&quot;, &quot;issued&quot;: {&quot;date-parts&quot;: [[&quot;1975&quot;]]}, &quot;page&quot;: &quot;250-257&quot;, &quot;title&quot;: &quot;Concentration dependence of the absorption coefficient for n- and p-type GaAs between 1.3 and 1.6 eV&quot;, &quot;type&quot;: &quot;article-journal&quot;, &quot;volume&quot;: &quot;46&quot;}, &quot;uris&quot;: [&quot;http://www.mendeley.com/documents/?uuid=8b73d922-8a52-4139-9b0b-cbbbdb461b1a&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wDDQNe5pw"/><text:span text:style-name="T1">[1]</text:span><text:reference-mark-end text:name="ADDIN CSL_CITATION {&quot;citationItems&quot;: [{&quot;id&quot;: &quot;ITEM-1&quot;, &quot;itemData&quot;: {&quot;DOI&quot;: &quot;10.1063/1.321330&quot;, &quot;ISSN&quot;: &quot;00218979&quot;, &quot;abstract&quot;: &quot;The absorption coefficient \u03b1 for GaAs at room temperature was determined in the spectral range from 1.3 to 1.6 eV by transmission measurements for 10\u2264\u03b1\u2264103 cm-1 and by a Kramers-Kronig analysis of the reflectance for \u03b1\u2273103 cm-1. Measurements were made on high-purity n-type samples, n-type samples with free-electron concentrations from 5\u00d71016 to 6.7\u00d710 18 cm-3, p-type samples with free-hole concentrations from 1.5\u00d71016 to 1.6\u00d71019 cm-3, and p-type samples heavily doped with the amphoteric impurity Si. These data show that near the direct energy gap Eg the shape of the \u03b1-vs-photon-energy curve is strongly dependent on the impurity concentration.&quot;, &quot;author&quot;: [{&quot;dropping-particle&quot;: &quot;&quot;, &quot;family&quot;: &quot;Casey&quot;, &quot;given&quot;: &quot;H. C.&quot;, &quot;non-dropping-particle&quot;: &quot;&quot;, &quot;parse-names&quot;: false, &quot;suffix&quot;: &quot;&quot;}, {&quot;dropping-particle&quot;: &quot;&quot;, &quot;family&quot;: &quot;Sell&quot;, &quot;given&quot;: &quot;D. D.&quot;, &quot;non-dropping-particle&quot;: &quot;&quot;, &quot;parse-names&quot;: false, &quot;suffix&quot;: &quot;&quot;}, {&quot;dropping-particle&quot;: &quot;&quot;, &quot;family&quot;: &quot;Wecht&quot;, &quot;given&quot;: &quot;K. W.&quot;, &quot;non-dropping-particle&quot;: &quot;&quot;, &quot;parse-names&quot;: false, &quot;suffix&quot;: &quot;&quot;}], &quot;container-title&quot;: &quot;Journal of Applied Physics&quot;, &quot;id&quot;: &quot;ITEM-1&quot;, &quot;issue&quot;: &quot;1&quot;, &quot;issued&quot;: {&quot;date-parts&quot;: [[&quot;1975&quot;]]}, &quot;page&quot;: &quot;250-257&quot;, &quot;title&quot;: &quot;Concentration dependence of the absorption coefficient for n- and p-type GaAs between 1.3 and 1.6 eV&quot;, &quot;type&quot;: &quot;article-journal&quot;, &quot;volume&quot;: &quot;46&quot;}, &quot;uris&quot;: [&quot;http://www.mendeley.com/documents/?uuid=8b73d922-8a52-4139-9b0b-cbbbdb461b1a&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wDDQNe5pw"/><text:span text:style-name="T1"> </text:span><text:span text:style-name="T2">GaAs absorption coefficient – High purity. </text:span><text:span text:style-name="T3">(up to 1.6 eV)</text:span></text:p>
      <text:p text:style-name="P1"><text:reference-mark-start text:name="ADDIN CSL_CITATION {&quot;citationItems&quot;: [{&quot;id&quot;: &quot;ITEM-1&quot;, &quot;itemData&quot;: {&quot;DOI&quot;: &quot;10.1063/1.337426&quot;, &quot;ISSN&quot;: &quot;00218979&quot;, &quot;abstract&quot;: &quot;We report pseudodielectric function \u3008\u03b5\u3009 data for Al xGa1-xAs alloys of target compositions x=0.00-0.80 in steps of 0.10 grown by liquid-phase epitaxy and measured by spectroellipsometry. Cleaning procedures that produce abrupt interfaces between the technologically relevant alloys x\u22640.5 and the ambient are described. The \u3008\u03b5 2\u3009 data are corrected near the fundamental direct absorption edge by a Kramers-Kronig analysis of the \u3008\u03b51\u3009 data to circumvent a limitation of the rotating-analyzer ellipsometric technique. The results and the associated pseudooptical functions \u3008n\u3009, \u3008R\u3009, and \u3008\u03b1\u3009 are listed in tabular form. Accurate values of the E0 and E1 threshold energies are determined from these spectra by Fourier methods. From these values, and from similar values for a GaAs-capped AlAs sample grown by organometallic chemical vapor deposition, the dependencies of the E0 and E1 interband critical point energies on nominal composition are obtained. Cubic polynomial representations of these dependences are determined to allow nominal Al fractions to be calculated analytically from optical threshold data. The systematic behavior of \u3008\u03b51\u3009 at 1.5 eV and of the E2 peak in \u3008\u03b52\u3009 near 5 eV show that scatter in these data is less than 1% of the peak values of the spectra for x\u22640.5. For x\u22650.6 the peak data appear to show systematic discrepancies indicating that chemical cleaning cannot completely remove surface overlayers on high-Al-content samples. Optical measurements for a sample with x=0.9 also reveal the oxidation of high-Al samples proceeds irregularly and not along a uniform spatial front. Interpolation procedures to obtain approximate representations of dielectric function spectra at compositions other than those measured are discussed, and suggestions for improving accuracy in future optical measurements on these and related materials are also given.&quot;, &quot;author&quot;: [{&quot;dropping-particle&quot;: &quot;&quot;, &quot;family&quot;: &quot;Aspnes&quot;, &quot;given&quot;: &quot;D. E.&quot;, &quot;non-dropping-particle&quot;: &quot;&quot;, &quot;parse-names&quot;: false, &quot;suffix&quot;: &quot;&quot;}, {&quot;dropping-particle&quot;: &quot;&quot;, &quot;family&quot;: &quot;Kelso&quot;, &quot;given&quot;: &quot;S. M.&quot;, &quot;non-dropping-particle&quot;: &quot;&quot;, &quot;parse-names&quot;: false, &quot;suffix&quot;: &quot;&quot;}, {&quot;dropping-particle&quot;: &quot;&quot;, &quot;family&quot;: &quot;Logan&quot;, &quot;given&quot;: &quot;R. A.&quot;, &quot;non-dropping-particle&quot;: &quot;&quot;, &quot;parse-names&quot;: false, &quot;suffix&quot;: &quot;&quot;}, {&quot;dropping-particle&quot;: &quot;&quot;, &quot;family&quot;: &quot;Bhat&quot;, &quot;given&quot;: &quot;R.&quot;, &quot;non-dropping-particle&quot;: &quot;&quot;, &quot;parse-names&quot;: false, &quot;suffix&quot;: &quot;&quot;}], &quot;container-title&quot;: &quot;Journal of Applied Physics&quot;, &quot;id&quot;: &quot;ITEM-1&quot;, &quot;issue&quot;: &quot;2&quot;, &quot;issued&quot;: {&quot;date-parts&quot;: [[&quot;1986&quot;]]}, &quot;page&quot;: &quot;754-767&quot;, &quot;title&quot;: &quot;Optical properties of AlxGa1-x As&quot;, &quot;type&quot;: &quot;article-journal&quot;, &quot;volume&quot;: &quot;60&quot;}, &quot;uris&quot;: [&quot;http://www.mendeley.com/documents/?uuid=2b3bae99-8a33-4da1-9749-bc8cfed857e0&quot;]}], &quot;mendeley&quot;: {&quot;formattedCitation&quot;: &quot;[2]&quot;}, &quot;properties&quot;: {&quot;noteIndex&quot;: 0}, &quot;schema&quot;: &quot;https://github.com/citation-style-language/schema/raw/master/csl-citation.json&quot;} RND02wQ6ecQOy"/><text:span text:style-name="T5">[2]</text:span><text:reference-mark-end text:name="ADDIN CSL_CITATION {&quot;citationItems&quot;: [{&quot;id&quot;: &quot;ITEM-1&quot;, &quot;itemData&quot;: {&quot;DOI&quot;: &quot;10.1063/1.337426&quot;, &quot;ISSN&quot;: &quot;00218979&quot;, &quot;abstract&quot;: &quot;We report pseudodielectric function \u3008\u03b5\u3009 data for Al xGa1-xAs alloys of target compositions x=0.00-0.80 in steps of 0.10 grown by liquid-phase epitaxy and measured by spectroellipsometry. Cleaning procedures that produce abrupt interfaces between the technologically relevant alloys x\u22640.5 and the ambient are described. The \u3008\u03b5 2\u3009 data are corrected near the fundamental direct absorption edge by a Kramers-Kronig analysis of the \u3008\u03b51\u3009 data to circumvent a limitation of the rotating-analyzer ellipsometric technique. The results and the associated pseudooptical functions \u3008n\u3009, \u3008R\u3009, and \u3008\u03b1\u3009 are listed in tabular form. Accurate values of the E0 and E1 threshold energies are determined from these spectra by Fourier methods. From these values, and from similar values for a GaAs-capped AlAs sample grown by organometallic chemical vapor deposition, the dependencies of the E0 and E1 interband critical point energies on nominal composition are obtained. Cubic polynomial representations of these dependences are determined to allow nominal Al fractions to be calculated analytically from optical threshold data. The systematic behavior of \u3008\u03b51\u3009 at 1.5 eV and of the E2 peak in \u3008\u03b52\u3009 near 5 eV show that scatter in these data is less than 1% of the peak values of the spectra for x\u22640.5. For x\u22650.6 the peak data appear to show systematic discrepancies indicating that chemical cleaning cannot completely remove surface overlayers on high-Al-content samples. Optical measurements for a sample with x=0.9 also reveal the oxidation of high-Al samples proceeds irregularly and not along a uniform spatial front. Interpolation procedures to obtain approximate representations of dielectric function spectra at compositions other than those measured are discussed, and suggestions for improving accuracy in future optical measurements on these and related materials are also given.&quot;, &quot;author&quot;: [{&quot;dropping-particle&quot;: &quot;&quot;, &quot;family&quot;: &quot;Aspnes&quot;, &quot;given&quot;: &quot;D. E.&quot;, &quot;non-dropping-particle&quot;: &quot;&quot;, &quot;parse-names&quot;: false, &quot;suffix&quot;: &quot;&quot;}, {&quot;dropping-particle&quot;: &quot;&quot;, &quot;family&quot;: &quot;Kelso&quot;, &quot;given&quot;: &quot;S. M.&quot;, &quot;non-dropping-particle&quot;: &quot;&quot;, &quot;parse-names&quot;: false, &quot;suffix&quot;: &quot;&quot;}, {&quot;dropping-particle&quot;: &quot;&quot;, &quot;family&quot;: &quot;Logan&quot;, &quot;given&quot;: &quot;R. A.&quot;, &quot;non-dropping-particle&quot;: &quot;&quot;, &quot;parse-names&quot;: false, &quot;suffix&quot;: &quot;&quot;}, {&quot;dropping-particle&quot;: &quot;&quot;, &quot;family&quot;: &quot;Bhat&quot;, &quot;given&quot;: &quot;R.&quot;, &quot;non-dropping-particle&quot;: &quot;&quot;, &quot;parse-names&quot;: false, &quot;suffix&quot;: &quot;&quot;}], &quot;container-title&quot;: &quot;Journal of Applied Physics&quot;, &quot;id&quot;: &quot;ITEM-1&quot;, &quot;issue&quot;: &quot;2&quot;, &quot;issued&quot;: {&quot;date-parts&quot;: [[&quot;1986&quot;]]}, &quot;page&quot;: &quot;754-767&quot;, &quot;title&quot;: &quot;Optical properties of AlxGa1-x As&quot;, &quot;type&quot;: &quot;article-journal&quot;, &quot;volume&quot;: &quot;60&quot;}, &quot;uris&quot;: [&quot;http://www.mendeley.com/documents/?uuid=2b3bae99-8a33-4da1-9749-bc8cfed857e0&quot;]}], &quot;mendeley&quot;: {&quot;formattedCitation&quot;: &quot;[2]&quot;}, &quot;properties&quot;: {&quot;noteIndex&quot;: 0}, &quot;schema&quot;: &quot;https://github.com/citation-style-language/schema/raw/master/csl-citation.json&quot;} RND02wQ6ecQOy"/><text:span text:style-name="T3">⁠⁠</text:span><text:span text:style-name="T6">Al</text:span><text:span text:style-name="T8">x</text:span><text:span text:style-name="T6">Ga</text:span><text:span text:style-name="T8">1-x</text:span><text:span text:style-name="T6">As absorption coefficient for x=0.</text:span><text:span text:style-name="T7">315, x=0.590 <text:s/></text:span><text:span text:style-name="T9">(pure material) </text:span><text:span text:style-name="T10">Other values of x could be worked out in the future from this reference.</text:span></text:p>
      <text:p text:style-name="P7"><text:s/></text:p>
      <text:section text:style-name="Sect1" text:name="ADDIN Mendeley Bibliography CSL_BIBLIOGRAPHY  RND1WR41JG1CZ">
        <text:p text:style-name="P4">[1]<text:tab/>H. C. Casey, D. D. Sell, and K. W. Wecht, “Concentration dependence of the absorption coefficient for n- and p-type GaAs between 1.3 and 1.6 eV,” <text:span text:style-name="T11">J. Appl. Phys.</text:span>, vol. 46, no. 1, pp. 250–257, 1975.</text:p>
        <text:p text:style-name="P2">[2]<text:tab/>D. E. Aspnes, S. M. Kelso, R. A. Logan, and R. Bhat, “Optical properties of AlxGa1-x As,” <text:span text:style-name="T11">J. Appl. Phys.</text:span>, vol. 60, no. 2, pp. 754–767, 1986.</text:p>
      </text:section>
      <text:p text:style-name="P1"><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09:19:05.509008365</meta:creation-date>
    <meta:generator>LibreOffice/6.1.5.2$Linux_X86_64 LibreOffice_project/10$Build-2</meta:generator>
    <dc:date>2020-04-19T17:01:09.342629996</dc:date>
    <meta:editing-duration>P1DT7H29M11S</meta:editing-duration>
    <meta:editing-cycles>10</meta:editing-cycles>
    <meta:document-statistic meta:table-count="0" meta:image-count="0" meta:object-count="0" meta:page-count="1" meta:paragraph-count="11" meta:word-count="262" meta:character-count="1570" meta:non-whitespace-character-count="1318"/>
    <meta:user-defined meta:name="Mendeley Citation Style_1">http://www.zotero.org/styles/ieee</meta:user-defined>
    <meta:user-defined meta:name="Mendeley Document_1">True</meta:user-defined>
    <meta:user-defined meta:name="Mendeley Unique User Id_1">18235a55-e6e6-3af8-b7e8-93f00049e1a4</meta:user-defined>
  </office:meta>
</office:document-meta>
</file>